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77bd" officeooo:paragraph-rsid="001877bd"/>
    </style:style>
    <style:style style:name="P2" style:family="paragraph" style:parent-style-name="Standard">
      <style:text-properties officeooo:rsid="001a323d" officeooo:paragraph-rsid="001a323d"/>
    </style:style>
    <style:style style:name="P3" style:family="paragraph" style:parent-style-name="Standard">
      <style:text-properties officeooo:rsid="001c1efc" officeooo:paragraph-rsid="001c1efc"/>
    </style:style>
    <style:style style:name="P4" style:family="paragraph" style:parent-style-name="Standard">
      <style:text-properties officeooo:rsid="001d314b" officeooo:paragraph-rsid="001d314b"/>
    </style:style>
    <style:style style:name="P5" style:family="paragraph" style:parent-style-name="Standard">
      <style:text-properties officeooo:rsid="001e1993" officeooo:paragraph-rsid="001e1993"/>
    </style:style>
    <style:style style:name="P6" style:family="paragraph" style:parent-style-name="Text_20_body">
      <style:text-properties officeooo:rsid="0021dedf" officeooo:paragraph-rsid="0021dedf"/>
    </style:style>
    <style:style style:name="P7" style:family="paragraph" style:parent-style-name="Text_20_body">
      <style:text-properties officeooo:rsid="0023a18a" officeooo:paragraph-rsid="0023a18a"/>
    </style:style>
    <style:style style:name="P8" style:family="paragraph" style:parent-style-name="Text_20_body">
      <style:text-properties officeooo:rsid="00241329" officeooo:paragraph-rsid="00241329"/>
    </style:style>
    <style:style style:name="P9" style:family="paragraph" style:parent-style-name="Text_20_body">
      <style:text-properties officeooo:rsid="0025cb19" officeooo:paragraph-rsid="0025cb19"/>
    </style:style>
    <style:style style:name="T1" style:family="text">
      <style:text-properties fo:font-variant="normal" fo:text-transform="none" fo:color="#1155cc" style:font-name="Helvetica" fo:font-size="10.5pt" fo:letter-spacing="normal" fo:font-style="normal" fo:font-weight="normal"/>
    </style:style>
    <style:style style:name="T2" style:family="text">
      <style:text-properties fo:font-variant="normal" fo:text-transform="none" fo:color="#222222" style:font-name="Helvetica" fo:font-size="10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mysql&gt; SELECT * FROM Sandwitches;</text:span></text:p>
      <text:p text:style-name="P6"><text:span text:style-name="T2">+----------+-------+---------+-------+</text:span></text:p>
      <text:p text:style-name="P6"><text:span text:style-name="T2">| location | bread | filling | price |</text:span></text:p>
      <text:p text:style-name="P6"><text:span text:style-name="T2">+----------+-------+---------+-------+</text:span></text:p>
      <text:p text:style-name="P6"><text:span text:style-name="T2">| lincoln <text:s/>| Rye <text:s text:c="2"/>| Ham <text:s text:c="4"/>| <text:s/>1.25 |</text:span></text:p>
      <text:p text:style-name="P6"><text:span text:style-name="T2">| O'Neil's | White | Cheese <text:s/>| <text:s/>1.20 |</text:span></text:p>
      <text:p text:style-name="P6"><text:span text:style-name="T2">| O'Neil's | Whole | Ham <text:s text:c="4"/>| <text:s/>1.25 |</text:span></text:p>
      <text:p text:style-name="P6"><text:span text:style-name="T2">| Old Nag <text:s/>| Rye <text:s text:c="2"/>| Beef <text:s text:c="3"/>| <text:s/>1.35 |</text:span></text:p>
      <text:p text:style-name="P6"><text:span text:style-name="T2">| Buttery <text:s/>| White | Cheese <text:s/>| <text:s/>1.00 |</text:span></text:p>
      <text:p text:style-name="P6"><text:span text:style-name="T2">| O'Neil's | White | Turkey <text:s/>| <text:s/>1.35 |</text:span></text:p>
      <text:p text:style-name="P6"><text:span text:style-name="T2">| Buttery <text:s/>| White | Ham <text:s text:c="4"/>| <text:s/>1.10 |</text:span></text:p>
      <text:p text:style-name="P6"><text:span text:style-name="T2">| Lincoln <text:s/>| Rye <text:s text:c="2"/>| Beef <text:s text:c="3"/>| <text:s/>1.35 |</text:span></text:p>
      <text:p text:style-name="P6"><text:span text:style-name="T2">| Lincoln <text:s/>| White | Ham <text:s text:c="4"/>| <text:s/>1.30 |</text:span></text:p>
      <text:p text:style-name="P6"><text:span text:style-name="T2">| Old Nag <text:s/>| Rye <text:s text:c="2"/>| Ham <text:s text:c="4"/>| <text:s/>1.40 |</text:span></text:p>
      <text:p text:style-name="P6"><text:span text:style-name="T2">+----------+-------+---------+-------+</text:span></text:p>
      <text:p text:style-name="P6"><text:span text:style-name="T2">10 rows in set (0.00 sec)</text:span></text:p>
      <text:p text:style-name="P6"><text:span text:style-name="T2"></text:span></text:p>
      <text:p text:style-name="P6"><text:span text:style-name="T2"/></text:p>
      <text:p text:style-name="P6"><text:span text:style-name="T2">mysql&gt; SELECT * FROM Location;</text:span></text:p>
      <text:p text:style-name="P6"><text:span text:style-name="T2">+-----------+----------+---------------+</text:span></text:p>
      <text:p text:style-name="P6"><text:span text:style-name="T2">| lname <text:s text:c="4"/>| phone <text:s text:c="3"/>| address <text:s text:c="6"/>|</text:span></text:p>
      <text:p text:style-name="P6"><text:span text:style-name="T2">+-----------+----------+---------------+</text:span></text:p>
      <text:p text:style-name="P6"><text:span text:style-name="T2">| Lincoln <text:s text:c="2"/>| 683 4523 | Lincoln Place |</text:span></text:p>
      <text:p text:style-name="P6"><text:span text:style-name="T2">| O'Neill's | 674 2134 | Pearse St <text:s text:c="4"/>|</text:span></text:p>
      <text:p text:style-name="P6"><text:span text:style-name="T2">| Old Nag <text:s text:c="2"/>| 767 8132 | Dame St <text:s text:c="6"/>|</text:span></text:p>
      <text:p text:style-name="P6"><text:span text:style-name="T2">| Buttery <text:s text:c="2"/>| 702 3421 | College St <text:s text:c="3"/>|</text:span></text:p>
      <text:p text:style-name="P6"><text:span text:style-name="T2">+-----------+----------+---------------+</text:span></text:p>
      <text:p text:style-name="P6"><text:span text:style-name="T2">4 rows in set (0.01 sec)</text:span></text:p>
      <text:p text:style-name="P6"><text:span text:style-name="T2"></text:span></text:p>
      <text:p text:style-name="P6"/>
      <text:p text:style-name="P6"/>
      <text:p text:style-name="P6"><text:span text:style-name="T2"/></text:p>
      <text:p text:style-name="P6"><text:soft-page-break/><text:span text:style-name="T2">mysql&gt; SELECT * FROM Tastes;</text:span></text:p>
      <text:p text:style-name="P6"><text:span text:style-name="T2">+-------+---------+</text:span></text:p>
      <text:p text:style-name="P6"><text:span text:style-name="T2">| name <text:s/>| filling |</text:span></text:p>
      <text:p text:style-name="P6"><text:span text:style-name="T2">+-------+---------+</text:span></text:p>
      <text:p text:style-name="P6"><text:span text:style-name="T2">| Brown | Turkey <text:s/>|</text:span></text:p>
      <text:p text:style-name="P6"><text:span text:style-name="T2">| Brown | Beef <text:s text:c="3"/>|</text:span></text:p>
      <text:p text:style-name="P6"><text:span text:style-name="T2">| Brown | Ham <text:s text:c="4"/>|</text:span></text:p>
      <text:p text:style-name="P6"><text:span text:style-name="T2">| Jones | Cheese <text:s/>|</text:span></text:p>
      <text:p text:style-name="P6"><text:span text:style-name="T2">| Green | Beef <text:s text:c="3"/>|</text:span></text:p>
      <text:p text:style-name="P6"><text:span text:style-name="T2">| Green | Turkey <text:s/>|</text:span></text:p>
      <text:p text:style-name="P6"><text:span text:style-name="T2">| Green | Cheese <text:s/>|</text:span></text:p>
      <text:p text:style-name="P6"><text:span text:style-name="T2">+-------+---------+</text:span></text:p>
      <text:p text:style-name="P6"><text:span text:style-name="T2">7 rows in set (0.00 sec)</text:span></text:p>
      <text:p text:style-name="P6"/>
      <text:p text:style-name="P7"><text:span text:style-name="T2">Exercise 1a (i)</text:span></text:p>
      <text:p text:style-name="P7"><text:span text:style-name="T2">mysql&gt; SELECT location AS 'Where Jones can eat'</text:span></text:p>
      <text:p text:style-name="P7"><text:span text:style-name="T2"><text:s text:c="4"/>-&gt; FROM Sandwitches</text:span></text:p>
      <text:p text:style-name="P7"><text:span text:style-name="T2"><text:s text:c="4"/>-&gt; WHERE filling IN </text:span></text:p>
      <text:p text:style-name="P7"><text:span text:style-name="T2"><text:s text:c="4"/>-&gt; (SELECT filling From Tastes WHERE name = 'Jones');</text:span></text:p>
      <text:p text:style-name="P7"><text:span text:style-name="T2">+---------------------+</text:span></text:p>
      <text:p text:style-name="P7"><text:span text:style-name="T2">| Where Jones can eat |</text:span></text:p>
      <text:p text:style-name="P7"><text:span text:style-name="T2">+---------------------+</text:span></text:p>
      <text:p text:style-name="P7"><text:span text:style-name="T2">| O'Neil's <text:s text:c="11"/>|</text:span></text:p>
      <text:p text:style-name="P7"><text:span text:style-name="T2">| Buttery <text:s text:c="12"/>|</text:span></text:p>
      <text:p text:style-name="P7"><text:span text:style-name="T2">+---------------------+</text:span></text:p>
      <text:p text:style-name="P7"><text:span text:style-name="T2">2 rows in set (0.06 sec)</text:span></text:p>
      <text:p text:style-name="P7"/>
      <text:p text:style-name="P8"><text:span text:style-name="T2">Exercise 1a (ii.)</text:span></text:p>
      <text:p text:style-name="P8"><text:span text:style-name="T2">mysql&gt; SELECT location</text:span></text:p>
      <text:p text:style-name="P8"><text:span text:style-name="T2"><text:s text:c="4"/>-&gt; FROM Tastes INNER JOIN Sandwitches</text:span></text:p>
      <text:p text:style-name="P8"><text:span text:style-name="T2"><text:s text:c="4"/>-&gt; ON Tastes.filling = Sandwitches.filling</text:span></text:p>
      <text:p text:style-name="P8"><text:span text:style-name="T2"><text:s text:c="4"/>-&gt; WHERE name = 'Jones';</text:span></text:p>
      <text:p text:style-name="P8"><text:soft-page-break/><text:span text:style-name="T2">+----------+</text:span></text:p>
      <text:p text:style-name="P8"><text:span text:style-name="T2">| location |</text:span></text:p>
      <text:p text:style-name="P8"><text:span text:style-name="T2">+----------+</text:span></text:p>
      <text:p text:style-name="P8"><text:span text:style-name="T2">| O'Neil's |</text:span></text:p>
      <text:p text:style-name="P8"><text:span text:style-name="T2">| Buttery <text:s/>|</text:span></text:p>
      <text:p text:style-name="P8"><text:span text:style-name="T2">+----------+</text:span></text:p>
      <text:p text:style-name="P8"><text:span text:style-name="T2">2 rows in set (0.00 sec)</text:span></text:p>
      <text:p text:style-name="P8"/>
      <text:p text:style-name="P9"><text:span text:style-name="T2">Exercise 1a (iii.)</text:span></text:p>
      <text:p text:style-name="P9"><text:span text:style-name="T2">mysql&gt; SELECT location, COUNT(DISTINCT(name)) as 'Customers' <text:s/>FROM Tastes INNER JOIN Sandwitches ON Tastes.filling = Sandwitches.filling GROUP BY location;</text:span></text:p>
      <text:p text:style-name="P9"><text:span text:style-name="T2">+----------+-----------+</text:span></text:p>
      <text:p text:style-name="P9"><text:span text:style-name="T2">| location | Customers |</text:span></text:p>
      <text:p text:style-name="P9"><text:span text:style-name="T2">+----------+-----------+</text:span></text:p>
      <text:p text:style-name="P9"><text:span text:style-name="T2">| Buttery <text:s/>| <text:s text:c="8"/>3 |</text:span></text:p>
      <text:p text:style-name="P9"><text:span text:style-name="T2">| Lincoln <text:s/>| <text:s text:c="8"/>2 |</text:span></text:p>
      <text:p text:style-name="P9"><text:span text:style-name="T2">| O'Neil's | <text:s text:c="8"/>3 |</text:span></text:p>
      <text:p text:style-name="P9"><text:span text:style-name="T2">| Old Nag <text:s/>| <text:s text:c="8"/>2 |</text:span></text:p>
      <text:p text:style-name="P9"><text:span text:style-name="T2">+----------+-----------+</text:span></text:p>
      <text:p text:style-name="P9"><text:span text:style-name="T2">4 rows in set (0.00 sec)</text:span></text:p>
      <text:p text:style-name="P9"><text:span text:style-name="T2"></text:span></text:p>
      <text:p text:style-name="P7"/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08:43:01.740583387</meta:creation-date>
    <dc:date>2015-09-27T00:28:09.376807805</dc:date>
    <meta:editing-duration>PT15H29M53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3" meta:paragraph-count="77" meta:word-count="410" meta:character-count="2265" meta:non-whitespace-character-count="1709"/>
  </office:meta>
</office:document-meta>
</file>